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Toss Seeds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7">01/27/2018</text:date>, <text:time>13:39: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7T13:39:13.07</dc:date>
    <dc:creator>Seab Dinch</dc:creator>
    <meta:editing-duration>P27DT22H17M21S</meta:editing-duration>
    <meta:editing-cycles>790</meta:editing-cycles>
    <meta:document-statistic meta:table-count="1" meta:cell-count="4840" meta:object-count="0"/>
  </office:meta>
</office:document-meta>
</file>